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18pt" officeooo:rsid="0006903c" officeooo:paragraph-rsid="0006903c" style:font-size-asian="18pt" style:font-size-complex="18pt"/>
    </style:style>
    <style:style style:name="P2" style:family="paragraph" style:parent-style-name="Standard">
      <style:paragraph-properties fo:text-align="center" style:justify-single-word="false"/>
      <style:text-properties fo:color="#000000" officeooo:rsid="0006903c" officeooo:paragraph-rsid="0006903c"/>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margin-left="0cm" fo:margin-right="0cm" fo:margin-top="0cm" fo:margin-bottom="0.265cm" loext:contextual-spacing="false" fo:orphans="2" fo:widows="2" fo:text-indent="0cm" style:auto-text-indent="false"/>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sans-serif" fo:font-size="12pt" fo:letter-spacing="normal" fo:font-style="normal" fo:font-weight="normal" style:font-size-asian="12pt" style:font-size-complex="12pt"/>
    </style:style>
    <style:style style:name="P6"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0.238cm" fo:border="0.06pt solid #cccccc"/>
    </style:style>
    <style:style style:name="P7"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000000" style:font-name="sans-serif" fo:font-size="12pt" fo:letter-spacing="normal" fo:font-style="normal" fo:font-weight="bold" style:font-size-asian="12pt" style:font-size-complex="12pt"/>
    </style:style>
    <style:style style:name="P8"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000000" style:font-name="sans-serif" fo:font-size="12pt" fo:letter-spacing="normal" fo:font-style="normal" fo:font-weight="bold" style:font-size-asian="12pt" style:font-size-complex="12pt"/>
    </style:style>
    <style:style style:name="P9"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0.238cm" fo:border="0.06pt solid #cccccc"/>
    </style:style>
    <style:style style:name="P10" style:family="paragraph" style:parent-style-name="Heading_20_3">
      <style:paragraph-properties fo:text-align="start" style:justify-single-word="false"/>
      <style:text-properties fo:font-variant="normal" fo:text-transform="none" fo:color="#000000" style:font-name="sans-serif" fo:font-size="12pt" fo:letter-spacing="normal" fo:font-style="normal" fo:font-weight="bold" officeooo:rsid="0006903c" officeooo:paragraph-rsid="0006903c" style:font-size-asian="12pt" style:font-size-complex="12pt"/>
    </style:style>
    <style:style style:name="P11" style:family="paragraph" style:parent-style-name="Heading_20_2">
      <style:paragraph-properties fo:text-align="start" style:justify-single-word="false"/>
      <style:text-properties fo:font-variant="normal" fo:text-transform="none" fo:color="#000000" style:font-name="sans-serif" fo:font-size="12pt" fo:letter-spacing="normal" fo:font-style="normal" fo:font-weight="bold" officeooo:rsid="0006903c" officeooo:paragraph-rsid="0006903c" style:font-size-asian="12pt" style:font-size-complex="12pt"/>
    </style:style>
    <style:style style:name="P12" style:family="paragraph" style:parent-style-name="Text_20_body" style:list-style-name="L1">
      <style:paragraph-properties fo:margin-left="0cm" fo:margin-right="0cm" fo:margin-top="0cm" fo:margin-bottom="0.265cm" loext:contextual-spacing="false" fo:orphans="2" fo:widows="2" fo:text-indent="0cm" style:auto-text-indent="false"/>
      <style:text-properties fo:font-variant="normal" fo:text-transform="none" fo:color="#000000" style:font-name="sans-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sans-serif" fo:font-size="12pt" fo:letter-spacing="normal" fo:font-style="normal" fo:font-weight="normal"/>
    </style:style>
    <style:style style:name="P14" style:family="paragraph" style:parent-style-name="Text_20_body">
      <style:paragraph-properties fo:margin-left="0cm" fo:margin-right="0cm" fo:margin-top="0cm" fo:margin-bottom="0.265cm" loext:contextual-spacing="false" fo:orphans="2" fo:widows="2" fo:text-indent="0cm" style:auto-text-indent="false"/>
    </style:style>
    <style:style style:name="P15" style:family="paragraph" style:parent-style-name="Text_20_body" style:list-style-name="L1">
      <style:paragraph-properties fo:margin-left="0cm" fo:margin-right="0cm" fo:margin-top="0cm" fo:margin-bottom="0.265cm" loext:contextual-spacing="false" fo:orphans="2" fo:widows="2" fo:text-indent="0cm" style:auto-text-indent="false"/>
    </style:style>
    <style:style style:name="P16" style:family="paragraph" style:parent-style-name="Text_20_body">
      <style:paragraph-properties fo:margin-left="0cm" fo:margin-right="0cm" fo:margin-top="0.529cm" fo:margin-bottom="0.265cm" loext:contextual-spacing="false" fo:line-height="110%" fo:orphans="2" fo:widows="2" fo:text-indent="0cm" style:auto-text-indent="false"/>
      <style:text-properties fo:color="#000000"/>
    </style:style>
    <style:style style:name="P17" style:family="paragraph" style:parent-style-name="Text_20_body" style:list-style-name="L2">
      <style:paragraph-properties fo:margin-top="0cm" fo:margin-bottom="0.265cm" loext:contextual-spacing="false" fo:orphans="2" fo:widows="2"/>
      <style:text-properties fo:font-variant="normal" fo:text-transform="none" fo:color="#000000" style:font-name="sans-serif" fo:font-size="12pt" fo:letter-spacing="normal" fo:font-style="normal" fo:font-weight="normal" style:font-size-asian="12pt" style:font-size-complex="12pt"/>
    </style:style>
    <style:style style:name="P18" style:family="paragraph" style:parent-style-name="Text_20_body" style:list-style-name="L4">
      <style:paragraph-properties fo:margin-top="0cm" fo:margin-bottom="0.265cm" loext:contextual-spacing="false" fo:orphans="2" fo:widows="2"/>
      <style:text-properties fo:font-variant="normal" fo:text-transform="none" fo:color="#333333" style:font-name="sans-serif" fo:font-size="12pt" fo:letter-spacing="normal" fo:font-style="normal" fo:font-weight="normal"/>
    </style:style>
    <style:style style:name="P19" style:family="paragraph" style:parent-style-name="Text_20_body" style:list-style-name="L5">
      <style:paragraph-properties fo:margin-top="0cm" fo:margin-bottom="0.265cm" loext:contextual-spacing="false" fo:orphans="2" fo:widows="2"/>
      <style:text-properties fo:font-variant="normal" fo:text-transform="none" fo:color="#333333" style:font-name="sans-serif" fo:font-size="12pt" fo:letter-spacing="normal" fo:font-style="normal" fo:font-weight="normal"/>
    </style:style>
    <style:style style:name="P20" style:family="paragraph" style:parent-style-name="Text_20_body" style:list-style-name="L6">
      <style:paragraph-properties fo:margin-top="0cm" fo:margin-bottom="0.265cm" loext:contextual-spacing="false" fo:orphans="2" fo:widows="2"/>
      <style:text-properties fo:font-variant="normal" fo:text-transform="none" fo:color="#333333" style:font-name="sans-serif" fo:font-size="12pt" fo:letter-spacing="normal" fo:font-style="normal" fo:font-weight="normal"/>
    </style:style>
    <style:style style:name="P21" style:family="paragraph" style:parent-style-name="Text_20_body">
      <style:paragraph-properties fo:margin-top="0cm" fo:margin-bottom="0.265cm" loext:contextual-spacing="false" fo:orphans="2" fo:widows="2"/>
    </style:style>
    <style:style style:name="P22" style:family="paragraph" style:parent-style-name="Text_20_body" style:list-style-name="L2">
      <style:paragraph-properties fo:margin-top="0cm" fo:margin-bottom="0.265cm" loext:contextual-spacing="false" fo:orphans="2" fo:widows="2"/>
    </style:style>
    <style:style style:name="P23" style:family="paragraph" style:parent-style-name="Text_20_body" style:list-style-name="L4">
      <style:paragraph-properties fo:margin-top="0cm" fo:margin-bottom="0.265cm" loext:contextual-spacing="false" fo:orphans="2" fo:widows="2"/>
    </style:style>
    <style:style style:name="P24" style:family="paragraph" style:parent-style-name="Text_20_body" style:list-style-name="L6">
      <style:paragraph-properties fo:margin-top="0cm" fo:margin-bottom="0.265cm" loext:contextual-spacing="false" fo:orphans="2" fo:widows="2"/>
    </style:style>
    <style:style style:name="P25"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sans-serif" fo:font-size="18pt" fo:letter-spacing="normal" fo:font-style="normal" fo:font-weight="bold"/>
    </style:style>
    <style:style style:name="P26"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color="#333333" fo:font-weight="bold" style:font-weight-asian="bold" style:font-weight-complex="bold"/>
    </style:style>
    <style:style style:name="P27" style:family="paragraph" style:parent-style-name="Heading_20_2">
      <style:paragraph-properties fo:margin-top="0cm" fo:margin-bottom="0.265cm" loext:contextual-spacing="false" fo:orphans="2" fo:widows="2"/>
    </style:style>
    <style:style style:name="P28"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000000" style:font-name="sans-serif" fo:font-size="12pt" fo:letter-spacing="normal" fo:font-style="normal" fo:font-weight="bold" style:font-size-asian="12pt" style:font-size-complex="12pt"/>
    </style:style>
    <style:style style:name="P29"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sans-serif" fo:font-size="14.25pt" fo:letter-spacing="normal" fo:font-style="normal" fo:font-weight="bold"/>
    </style:style>
    <style:style style:name="P30"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0.238cm" fo:border="0.06pt solid #cccccc"/>
    </style:style>
    <style:style style:name="P31"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0.238cm" fo:border="0.06pt solid #cccccc"/>
    </style:style>
    <style:style style:name="P32" style:family="paragraph" style:parent-style-name="Heading_20_4">
      <style:paragraph-properties fo:margin-left="0cm" fo:margin-right="0cm" fo:margin-top="0.265cm" fo:margin-bottom="0.265cm" loext:contextual-spacing="false" fo:line-height="110%" fo:orphans="2" fo:widows="2" fo:text-indent="0cm" style:auto-text-indent="false"/>
      <style:text-properties fo:font-variant="normal" fo:text-transform="none" fo:color="#333333" style:font-name="sans-serif" fo:font-size="13.5pt" fo:letter-spacing="normal" fo:font-style="normal" fo:font-weight="bold"/>
    </style:style>
    <style:style style:name="T1" style:family="text">
      <style:text-properties fo:font-variant="normal" fo:text-transform="none" fo:color="#333333" style:font-name="sans-serif" fo:font-size="12pt" fo:letter-spacing="normal" fo:font-style="normal" fo:font-weight="normal"/>
    </style:style>
    <style:style style:name="T2" style:family="text">
      <style:text-properties fo:font-variant="normal" fo:text-transform="none" fo:color="#333333" style:font-name="sans-serif" fo:font-size="12pt" fo:letter-spacing="normal" fo:font-style="normal" fo:font-weight="bold"/>
    </style:style>
    <style:style style:name="T3" style:family="text">
      <style:text-properties fo:font-variant="normal" fo:text-transform="none" fo:color="#333333" style:font-name="sans-serif" fo:font-size="18pt" fo:letter-spacing="normal" fo:font-style="normal" fo:font-weight="bold"/>
    </style:style>
    <style:style style:name="T4" style:family="text">
      <style:text-properties fo:font-variant="normal" fo:text-transform="none" fo:color="#333333" style:font-name="Menlo" fo:font-size="10.5pt" fo:letter-spacing="normal" fo:font-style="normal" fo:font-weight="normal" fo:background-color="#f5f5f5" loext:char-shading-value="0" loext:padding-left="0.106cm" loext:padding-right="0.106cm" loext:padding-top="0.053cm" loext:padding-bottom="0.053cm" loext:border="0.06pt solid #cccccc"/>
    </style:style>
    <style:style style:name="T5" style:family="text">
      <style:text-properties fo:font-variant="normal" fo:text-transform="none" fo:color="#333333" style:font-name="Menlo" fo:font-size="9.75pt" fo:letter-spacing="normal" fo:font-style="normal" fo:font-weight="normal" fo:background-color="transparent" loext:char-shading-value="0" loext:padding="0cm" loext:border="none"/>
    </style:style>
    <style:style style:name="T6" style:family="text">
      <style:text-properties fo:font-variant="normal" fo:text-transform="none" fo:color="#337ab7" style:text-line-through-style="none" style:text-line-through-type="none" style:font-name="sans-serif" fo:font-size="12pt" fo:letter-spacing="normal" fo:font-style="normal" style:text-underline-style="none" fo:font-weight="normal" style:text-blinking="false" fo:background-color="transparent" loext:char-shading-value="0"/>
    </style:style>
    <style:style style:name="T7" style:family="text">
      <style:text-properties fo:font-variant="normal" fo:text-transform="none" style:font-name="sans-serif" fo:font-size="12pt" fo:letter-spacing="normal" fo:font-style="normal" fo:font-weight="normal" style:font-size-asian="12pt" style:font-size-complex="12pt"/>
    </style:style>
    <style:style style:name="T8" style:family="text">
      <style:text-properties fo:font-variant="normal" fo:text-transform="none" style:font-name="sans-serif" fo:font-size="12pt" fo:letter-spacing="normal" fo:font-style="normal" fo:font-weight="normal" officeooo:rsid="000777d1" style:font-size-asian="12pt" style:font-size-complex="12pt"/>
    </style:style>
    <style:style style:name="T9" style:family="text">
      <style:text-properties fo:font-variant="normal" fo:text-transform="none" style:font-name="sans-serif" fo:font-size="12pt" fo:letter-spacing="normal" fo:font-style="normal" style:font-size-asian="12pt" style:font-size-complex="12pt"/>
    </style:style>
    <style:style style:name="T10" style:family="text">
      <style:text-properties fo:font-variant="normal" fo:text-transform="none" style:text-line-through-style="none" style:text-line-through-type="none" style:font-name="sans-serif" fo:font-size="12pt" fo:letter-spacing="normal"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text-line-through-style="none" style:text-line-through-type="none" style:font-name="sans-serif" fo:font-size="12pt" fo:letter-spacing="normal" fo:font-style="normal" style:text-underline-style="none" fo:font-weight="normal" officeooo:rsid="000777d1" style:text-blinking="false" fo:background-color="transparent" loext:char-shading-value="0" style:font-size-asian="12pt" style:font-size-complex="12pt"/>
    </style:style>
    <style:style style:name="T12" style:family="text">
      <style:text-properties fo:font-variant="normal" fo:text-transform="none" fo:color="#000000" style:font-name="sans-serif" fo:font-size="12pt" fo:letter-spacing="normal" fo:font-style="normal" fo:font-weight="normal" style:font-size-asian="12pt" style:font-size-complex="12pt"/>
    </style:style>
    <style:style style:name="T13" style:family="text">
      <style:text-properties fo:font-variant="normal" fo:text-transform="none" fo:color="#000000" style:font-name="sans-serif" fo:font-size="12pt" fo:letter-spacing="normal" fo:font-style="normal" fo:font-weight="normal" officeooo:rsid="0006903c" style:font-size-asian="12pt" style:font-size-complex="12pt"/>
    </style:style>
    <style:style style:name="T14" style:family="text">
      <style:text-properties fo:font-variant="normal" fo:text-transform="none" fo:color="#000000" style:font-name="sans-serif" fo:font-size="12pt" fo:letter-spacing="normal" fo:font-style="normal" fo:font-weight="bold" style:font-size-asian="12pt" style:font-size-complex="12pt"/>
    </style:style>
    <style:style style:name="T15" style:family="text">
      <style:text-properties fo:font-variant="normal" fo:text-transform="none" fo:color="#000000" style:font-name="Menlo" fo:font-size="12pt" fo:letter-spacing="normal" fo:font-style="normal" fo:font-weight="normal" fo:background-color="#f5f5f5" loext:char-shading-value="0" style:font-size-asian="12pt" style:font-size-complex="12pt" loext:padding-left="0.106cm" loext:padding-right="0.106cm" loext:padding-top="0.053cm" loext:padding-bottom="0.053cm" loext:border="0.06pt solid #cccccc"/>
    </style:style>
    <style:style style:name="T16" style:family="text">
      <style:text-properties fo:font-variant="normal" fo:text-transform="none" fo:color="#000000" style:font-name="Menlo" fo:font-size="12pt" fo:letter-spacing="normal" fo:font-style="normal" fo:font-weight="normal" fo:background-color="transparent" loext:char-shading-value="0" style:font-size-asian="12pt" style:font-size-complex="12pt" loext:padding="0cm" loext:border="none"/>
    </style:style>
    <style:style style:name="T17" style:family="text">
      <style:text-properties fo:font-variant="normal" fo:text-transform="none" fo:color="#000000" style:text-line-through-style="none" style:text-line-through-type="none" style:font-name="sans-serif" fo:font-size="12pt" fo:letter-spacing="normal" fo:font-style="normal" style:text-underline-style="none" fo:font-weight="normal" style:text-blinking="false" fo:background-color="transparent" loext:char-shading-value="0" style:font-size-asian="12pt" style:font-size-complex="12pt"/>
    </style:style>
    <style:style style:name="T18" style:family="text">
      <style:text-properties officeooo:rsid="000777d1"/>
    </style:style>
    <style:style style:name="T19" style:family="text">
      <style:text-properties fo:font-size="12pt" fo:font-weight="normal"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mos y Programación I</text:p>
      <text:p text:style-name="P1">Trabajo Práctico Nº<text:span text:style-name="T18">2</text:span></text:p>
      <text:p text:style-name="P2"/>
      <text:p text:style-name="P2">Segundo Cuatrimestre 2019</text:p>
      <text:p text:style-name="P2"/>
      <text:h text:style-name="P26" text:outline-level="2"><text:span text:style-name="T9">Consigna</text:span></text:h>
      <text:p text:style-name="P13">Se debe ampliar la implementación del Snake hecho para el TP1 para que cumpla con los nuevos requisitos. Se usará como base el código generado para el TP1. Cuantos cambios habrá que hacerle dependerá de cómo fue diseñada la solución anterior. A continuación, los nuevos requerimientos a agregar al juego:</text:p>
      <text:h text:style-name="P29" text:outline-level="3">Niveles</text:h>
      <text:p text:style-name="P13">El juego contará con niveles. Cada nivel será superado, como en la versión anterior, una vez que se llegue al largo objetivo de la snake. Una vez superado, se cargará el próximo nivel y la longitud de la snake se reiniciará.</text:p>
      <text:p text:style-name="P4"><text:span text:style-name="T1">Cada nivel contará con su propio archivo denominado </text:span><text:span text:style-name="Source_20_Text"><text:span text:style-name="T4">nivel_1.txt</text:span></text:span><text:span text:style-name="T1">, </text:span><text:span text:style-name="Source_20_Text"><text:span text:style-name="T4">nivel_2.txt</text:span></text:span><text:span text:style-name="T1">, etc. Cada archivo debe cumplir con el siguiente formato:</text:span></text:p>
      <text:p text:style-name="P6"><text:span text:style-name="Source_20_Text"><text:span text:style-name="T5">K <text:s text:c="30"/>(tamaño al que debe llegar la snake para pasar el nivel, debe ser mayor a 1)</text:span></text:span></text:p>
      <text:p text:style-name="P9"><text:span text:style-name="Source_20_Text"><text:span text:style-name="T5">T <text:s text:c="30"/>(tiempo de reacción de la snake, debe ser mayor a 0)</text:span></text:span></text:p>
      <text:p text:style-name="P9"><text:span text:style-name="Source_20_Text"><text:span text:style-name="T5">IxJ <text:s text:c="28"/>(dimensiones, donde I es alto, y J es ancho)</text:span></text:span></text:p>
      <text:p text:style-name="P9"><text:span text:style-name="Source_20_Text"><text:span text:style-name="T5">x1,y1;x2,y2;...;xN,yN <text:s text:c="10"/>(todas las posiciones donde hay un obstáculo)</text:span></text:span></text:p>
      <text:p text:style-name="P9"><text:span text:style-name="Source_20_Text"><text:span text:style-name="T5">simbolo1,simbolo2,...,simboloN <text:s/>(los N tipos de especiales que pueden aparecer en el nivel, deben ser especiales válidos)</text:span></text:span></text:p>
      <text:p text:style-name="P4"><text:span text:style-name="Strong_20_Emphasis"><text:span text:style-name="T2">Importante: </text:span></text:span><text:span text:style-name="T1">Recuerden que el tiempo que tiene el usuario para decidir su próximo movimiento ("tiempo de reacción de la snake") es lo que define su velocidad. Es decir, a menor tiempo de reacción, menos tiempo tiene el usuario para decidir su movimiento y, por ende, más rápido se mueve la snake.</text:span></text:p>
      <text:h text:style-name="P32" text:outline-level="4">Obstáculos</text:h>
      <text:p text:style-name="P13">Los obstáculos ocupan una celda del tablero, si la snake choca contra un obstáculo tendrá el mismo efecto que si chocara consigo misma o con el borde del tablero. Es decir, perderá el juego. Los obstáculos pueden ser representados con un caracter cualquiera a elección del programador.</text:p>
      <text:h text:style-name="P29" text:outline-level="3"><text:soft-page-break/>Especiales</text:h>
      <text:p text:style-name="P13">Además de los distintos niveles y obstáculos, se añaden distintos tipos de especiales. Cada nivel indica qué tipos de especiales pueden aparecer. Estos especiales aparecerán en lugares aleatorios en el tablero, de la misma forma que la fruta. De los especiales disponibles para el nivel, se debe elegir también de manera aleatoria cual aparecerá en el tablero. Cada vez que la snake coma un especial, aparecerá uno nuevo también en una posición aleatoria válida (no es válida la snake, la posición de la fruta ni la de los obstáculos).</text:p>
      <text:p text:style-name="P13">Estos especiales, como su nombre lo indica, generan situaciones especiales que cambian ciertos aspectos del nivel que se esté jugando. Al comer un especial, éste se guarda en la mochila de la snake y queda a disponibilidad del jugador para ser usado cuando lo desee para ejecutar su poder. Al ejecutar su poder, ese especial es gastado y por ende desaparece de la mochila. Esta mochila es infinita, puede guardar tantos especiales como se deseen.</text:p>
      <text:p text:style-name="P4"><text:span text:style-name="T1">Todos los especiales posibles estarán definidos en el archivo </text:span><text:span text:style-name="Source_20_Text"><text:span text:style-name="T4">especiales.csv</text:span></text:span><text:span text:style-name="T1">:</text:span></text:p>
      <text:p text:style-name="P6"><text:span text:style-name="Source_20_Text"><text:span text:style-name="T5">simbolo1,aspecto,alteracion,tecla,descripcion</text:span></text:span></text:p>
      <text:p text:style-name="P9"><text:span text:style-name="Source_20_Text"><text:span text:style-name="T5">simbolo2,aspecto,alteracion,tecla,descripcion</text:span></text:span></text:p>
      <text:p text:style-name="P13">Donde:</text:p>
      <text:p text:style-name="P21"><text:span text:style-name="Source_20_Text"><text:span text:style-name="T4">simbolo</text:span></text:span><text:span text:style-name="T1"> indica el caracter a usar para representar este especial en el tablero.</text:span></text:p>
      <text:p text:style-name="P21"><text:span text:style-name="Source_20_Text"><text:span text:style-name="T4">aspecto</text:span></text:span><text:span text:style-name="T1"> indica qué aspecto del nivel es el que va a cambiar. Hay sólo 2 posibles aspectos: </text:span><text:span text:style-name="Source_20_Text"><text:span text:style-name="T4">VELOCIDAD</text:span></text:span><text:span text:style-name="T1"> o </text:span><text:span text:style-name="Source_20_Text"><text:span text:style-name="T4">LARGO</text:span></text:span><text:span text:style-name="T1">.</text:span></text:p>
      <text:p text:style-name="P21"><text:span text:style-name="Source_20_Text"><text:span text:style-name="T4">alteracion</text:span></text:span><text:span text:style-name="T1"> indica cuánto va a cambiar el aspecto especificado, con un número decimal. Por ejemplo, +1 en LARGO o -0.24 en VELOCIDAD.</text:span></text:p>
      <text:p text:style-name="P21"><text:span text:style-name="Source_20_Text"><text:span text:style-name="T4">tecla</text:span></text:span><text:span text:style-name="T1"> indica qué tecla del teclado debe tocarse para activar el especial.</text:span></text:p>
      <text:p text:style-name="P21"><text:span text:style-name="Source_20_Text"><text:span text:style-name="T4">descripcion</text:span></text:span><text:span text:style-name="T1"> indica para qué sirve este especial, para que el usuario entienda cómo usarlo.</text:span></text:p>
      <text:p text:style-name="P13">El activar el especial no impide que la snake se siga moviendo. Ambas cosas suceden en simultáneo.</text:p>
      <text:p text:style-name="P13">Ejemplo:</text:p>
      <text:p text:style-name="P6"><text:span text:style-name="Source_20_Text"><text:span text:style-name="T5">&amp;,VELOCIDAD,0.3,m,Disminuye la velocidad</text:span></text:span></text:p>
      <text:p text:style-name="P4"><text:span text:style-name="Strong_20_Emphasis"><text:span text:style-name="T2">Importante:</text:span></text:span></text:p>
      <text:list xml:id="list3577022125" text:style-name="L4">
        <text:list-item>
          <text:p text:style-name="P18">Un especial activado es ignorado si su resultado llegara a ser inválido (por ejemplo, si hace que la snake tenga largo 0 o que su velocidad sea infinita).</text:p>
        </text:list-item>
        <text:list-item>
          <text:p text:style-name="P23"><text:soft-page-break/><text:span text:style-name="T1">Notar que aquí se habla de modificar la </text:span><text:span text:style-name="Emphasis"><text:span text:style-name="T1">velocidad</text:span></text:span><text:span text:style-name="T1">, no el </text:span><text:span text:style-name="Emphasis"><text:span text:style-name="T1">tiempo de reacción</text:span></text:span><text:span text:style-name="T1">. Por lo que si se busca aumentar la velocidad quiere decir que se busca disminuir el tiempo de reacción.</text:span></text:p>
        </text:list-item>
      </text:list>
      <text:h text:style-name="P27" text:outline-level="2"><text:span text:style-name="Strong_20_Emphasis"><text:span text:style-name="T3">Consideraciones</text:span></text:span></text:h>
      <text:list xml:id="list2926206223" text:style-name="L5">
        <text:list-item>
          <text:p text:style-name="P19">El programa nunca debe finalizar con una excepción. Deberá mostrar por pantalla si ocurrió algún error. De no poder recuperarse de ese error, el programa deberá finalizar elegantemente.</text:p>
        </text:list-item>
        <text:list-item>
          <text:p text:style-name="P19">Recordar que la lectura de archivos es costosa, por lo que debe realizarse la menor cantidad de veces posible.</text:p>
        </text:list-item>
      </text:list>
      <text:h text:style-name="P25" text:outline-level="2">Criterios de aprobación</text:h>
      <text:p text:style-name="P13">A continuación se describen los criterios y lineamientos que deben respetarse en el desarrollo del trabajo.</text:p>
      <text:h text:style-name="P29" text:outline-level="3">Informe</text:h>
      <text:p text:style-name="P13">El mismo debe incluír el nombre de la materia, cátedra, práctica, el nombre del alumno, padrón y ayudante a cargo. Comentar en menos de una carilla las decisiones de diseño del programa. Pensar en: - ¿Qué estrucuturas de datos fueron usadas para guardar la información? ¿Por qué? ¿Qué ventajas tienen sobre haber usado cualquier otra? - ¿Cuán dificil fue agregar las funcionalidades extras? ¿Qué hubieses hecho distinto en el TP1 de saber que más adelante ibas a tener que agregar estos requerimientos?</text:p>
      <text:h text:style-name="P29" text:outline-level="3">Entrega</text:h>
      <text:p text:style-name="P13">La entrega del trabajo consiste en enviar a través del formulario de entregas:</text:p>
      <text:list xml:id="list3430035092" text:style-name="L6">
        <text:list-item>
          <text:p text:style-name="P20">El informe en formato PDF.</text:p>
        </text:list-item>
        <text:list-item>
          <text:p text:style-name="P24"><text:span text:style-name="T1">Todos los archivos </text:span><text:span text:style-name="Source_20_Text"><text:span text:style-name="T4">.py </text:span></text:span><text:span text:style-name="T1">de código comprimidos en un </text:span><text:span text:style-name="Source_20_Text"><text:span text:style-name="T4">zip</text:span></text:span><text:span text:style-name="T1">.</text:span></text:p>
        </text:list-item>
      </text:list>
      <text:p text:style-name="P4"><text:span text:style-name="T1">El informe y código fuente impreso, en </text:span><text:a xlink:type="simple" xlink:href="https://es.wikipedia.org/wiki/Tipo_de_letra_monoespaciado" text:style-name="Internet_20_link" text:visited-style-name="Visited_20_Internet_20_Link"><text:span text:style-name="T6">letra monoespaciada</text:span></text:a><text:span text:style-name="T1">, deben entregarse en clase; a menos que el ayudante asignado indique explícitamente lo contrario.</text:span></text:p>
      <text:p text:style-name="P21"><text:span text:style-name="T1"/></text:p>
      <text:p text:style-name="P16"><text:span text:style-name="T7"/></text:p>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0:47:41.914071895</meta:creation-date>
    <dc:date>2019-11-08T10:43:39.071717832</dc:date>
    <meta:editing-duration>PT5M51S</meta:editing-duration>
    <meta:editing-cycles>2</meta:editing-cycles>
    <meta:generator>LibreOffice/6.0.7.3$Linux_X86_64 LibreOffice_project/00m0$Build-3</meta:generator>
    <meta:document-statistic meta:table-count="0" meta:image-count="0" meta:object-count="0" meta:page-count="3" meta:paragraph-count="47" meta:word-count="834" meta:character-count="5221" meta:non-whitespace-character-count="4339"/>
  </office:meta>
</office:document-meta>
</file>